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9-07-3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9-04-1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9-01-22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8-11-02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8-07-16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8-04-10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8-02-28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7-10-26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7-08-03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7-06-05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7-02-06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6-10-03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6-07-08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6-04-04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6-01-0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5-10-13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5-07-14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5-04-1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5-01-13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4-10-07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4-07-15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4-04-08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4-01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3-10-15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3-07-09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3-04-23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3-01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2-10-02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2-07-17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2-04-2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2-01-1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1-10-04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1-07-06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1-04-0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1-01-1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0-10-12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0-07-20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0-04-20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10-01-12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9-10-0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9-07-29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9-04-22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9-01-13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8-10-08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8-07-15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8-04-1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8-01-0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7-10-17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7-07-10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7-04-10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7-01-2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6-10-10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6-07-11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6-04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6-01-10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5-10-11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5-07-0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5-04-1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5-01-1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4-10-06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4-07-2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4-04-21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4-01-13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3-10-21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3-07-15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3-04-14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3-01-14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2-10-15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2-07-1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2-04-16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2-01-15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1-09-1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1-07-17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1-05-08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1-03-06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1-01-09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0-11-14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0-09-12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0-06-2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0-05-09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0-03-0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2000-01-11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9-10-2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9-09-14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9-08-10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9-07-13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9-06-08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9-05-11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9-04-0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9-03-16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9-02-10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9-01-12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8-12-08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98-05-2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716121131001</text:p>
          </table:table-cell>
          <table:table-cell office:value-type="string" calcext:value-type="string">
            <text:p>198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1" meta:object-count="0"/>
    <meta:user-defined meta:name="AppVersion">3.0</meta:user-defined>
  </office:meta>
</office:document-meta>
</file>